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2.29cm" fo:min-width="5.977cm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99ccff"/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fo:font-style="italic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0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2.54cm" svg:x="5.572cm" svg:y="4.0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5.34cm" svg:x2="5.572cm" svg:y2="5.34cm">
          <text:p/>
        </draw:line>
        <draw:frame draw:style-name="gr3" draw:text-style-name="P3" draw:layer="layout" svg:width="1.717cm" svg:height="0.645cm" svg:x="3.413cm" svg:y="4.651cm">
          <draw:text-box>
            <text:p><text:span text:style-name="T1">[Start]</text:span></text:p>
          </draw:text-box>
        </draw:frame>
        <draw:frame draw:style-name="gr4" draw:text-style-name="P3" draw:layer="layout" svg:width="1.497cm" svg:height="0.645cm" svg:x="12.103cm" svg:y="5.367cm">
          <draw:text-box>
            <text:p><text:span text:style-name="T1">Result</text:span></text:p>
          </draw:text-box>
        </draw:frame>
        <draw:line draw:style-name="gr2" draw:text-style-name="P2" draw:layer="layout" svg:x1="12.049cm" svg:y1="5.34cm" svg:x2="15.097cm" svg:y2="5.34cm">
          <text:p/>
        </draw:line>
        <draw:line draw:style-name="gr5" draw:text-style-name="P2" draw:layer="layout" svg:x1="13.827cm" svg:y1="5.34cm" svg:x2="13.827cm" svg:y2="7.499cm">
          <text:p/>
        </draw:line>
        <draw:line draw:style-name="gr5" draw:text-style-name="P2" draw:layer="layout" svg:x1="13.827cm" svg:y1="7.499cm" svg:x2="4.302cm" svg:y2="7.499cm">
          <text:p/>
        </draw:line>
        <draw:line draw:style-name="gr6" draw:text-style-name="P2" draw:layer="layout" svg:x1="4.302cm" svg:y1="7.499cm" svg:x2="4.302cm" svg:y2="5.34cm">
          <text:p/>
        </draw:line>
        <draw:line draw:style-name="gr6" draw:text-style-name="P2" draw:layer="layout" svg:x1="8.112cm" svg:y1="7.499cm" svg:x2="8.112cm" svg:y2="5.721cm">
          <text:p/>
        </draw:line>
        <draw:line draw:style-name="gr5" draw:text-style-name="P2" draw:layer="layout" svg:x1="9.382cm" svg:y1="4.07cm" svg:x2="9.382cm" svg:y2="3.308cm">
          <text:p/>
        </draw:line>
        <draw:line draw:style-name="gr5" draw:text-style-name="P2" draw:layer="layout" svg:x1="9.382cm" svg:y1="3.308cm" svg:x2="12.811cm" svg:y2="3.308cm">
          <text:p/>
        </draw:line>
        <draw:line draw:style-name="gr5" draw:text-style-name="P2" draw:layer="layout" svg:x1="12.811cm" svg:y1="3.308cm" svg:x2="12.811cm" svg:y2="4.578cm">
          <text:p/>
        </draw:line>
        <draw:line draw:style-name="gr6" draw:text-style-name="P2" draw:layer="layout" svg:x1="12.811cm" svg:y1="4.578cm" svg:x2="12.049cm" svg:y2="4.578cm">
          <text:p/>
        </draw:line>
        <draw:frame draw:style-name="gr7" draw:text-style-name="P4" draw:layer="layout" svg:width="5.102cm" svg:height="0.53cm" svg:x="6.207cm" svg:y="5.04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4" draw:layer="layout" svg:width="3.142cm" svg:height="0.53cm" svg:x="9.636cm" svg:y="2.75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22:19:11.525271673</meta:creation-date>
    <dc:date>2017-12-15T21:12:15.051426527</dc:date>
    <meta:editing-duration>PT5H16M23S</meta:editing-duration>
    <meta:editing-cycles>11</meta:editing-cycles>
    <meta:generator>LibreOffice/5.4.2.2$Linux_X86_64 LibreOffice_project/4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sub>
        <mi mathvariant="italic">EvolutionResult</mi>
        <mrow>
          <mi>i</mi>
          <mo stretchy="false">−</mo>
          <mn>1</mn>
        </mrow>
      </msub>
      <mo stretchy="false">→</mo>
      <msub>
        <mi mathvariant="italic">Engine</mi>
        <mi>i</mi>
      </msub>
    </mrow>
    <annotation encoding="StarMath 5.0">EvolutionResult_{i-1} -&gt; Engine_i</annotation>
  </semantics>
</math>
</file>

<file path=Object 2/content.xml><?xml version="1.0" encoding="utf-8"?>
<math xmlns="http://www.w3.org/1998/Math/MathML" display="block">
  <semantics>
    <msub>
      <mi mathvariant="italic">EvolutionStream</mi>
      <mi>i</mi>
    </msub>
    <annotation encoding="StarMath 5.0">EvolutionStream_i</annotation>
  </semantics>
</math>
</file>